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aca8"/>
    </style:style>
    <style:style style:name="P2" style:family="paragraph" style:parent-style-name="Standard">
      <style:text-properties fo:font-size="20pt" fo:font-weight="bold" officeooo:paragraph-rsid="0001aca8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font-weight="bold" officeooo:paragraph-rsid="0001aca8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paragraph-rsid="0001aca8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paragraph-rsid="00026ceb" style:font-size-asian="12.25pt" style:font-weight-asian="normal" style:font-size-complex="14pt" style:font-weight-complex="normal"/>
    </style:style>
    <style:style style:name="T1" style:family="text">
      <style:text-properties officeooo:rsid="0001aca8"/>
    </style:style>
    <style:style style:name="T2" style:family="text">
      <style:text-properties fo:font-weight="normal" officeooo:rsid="0001aca8" style:font-weight-asian="normal" style:font-weight-complex="normal"/>
    </style:style>
    <style:style style:name="T3" style:family="text">
      <style:text-properties officeooo:rsid="00026c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it &amp; Github Step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Step 1 : Install git on local computer</text:span></text:p>
      <text:p text:style-name="P3"><text:span text:style-name="T2"/></text:p>
      <text:p text:style-name="P3"><text:span text:style-name="T2">$ sudo apt-get install git-core</text:span></text:p>
      <text:p text:style-name="P3"><text:span text:style-name="T2"/></text:p>
      <text:p text:style-name="P3"><text:span text:style-name="T1">Set username and give valid email id</text:span></text:p>
      <text:p text:style-name="P3"><text:span text:style-name="T1"/></text:p>
      <text:p text:style-name="P4"><text:span text:style-name="T1">$ git config --global user.name “username”</text:span></text:p>
      <text:p text:style-name="P4"><text:span text:style-name="T1">$ git config --global user.email “emailid”</text:span></text:p>
      <text:p text:style-name="P4"><text:span text:style-name="T1"/></text:p>
      <text:p text:style-name="P3"><text:span text:style-name="T1">Step 2 : Open an account in github</text:span></text:p>
      <text:p text:style-name="P3"><text:span text:style-name="T1"><text:s text:c="13"/>Creat a new repository (repo eg : my_codes) in github</text:span></text:p>
      <text:p text:style-name="P3"><text:span text:style-name="T1"/></text:p>
      <text:p text:style-name="P3"><text:span text:style-name="T1">Step 3 : Creat a local repository</text:span></text:p>
      <text:p text:style-name="P3"><text:span text:style-name="T1"/></text:p>
      <text:p text:style-name="P4"><text:span text:style-name="T1">$ mkdir directory_name</text:span></text:p>
      <text:p text:style-name="P4"><text:span text:style-name="T1">$ cd directory_name</text:span></text:p>
      <text:p text:style-name="P4"><text:span text:style-name="T1">$ git init</text:span></text:p>
      <text:p text:style-name="P4"><text:span text:style-name="T1">$ touch filename.extension</text:span></text:p>
      <text:p text:style-name="P4"><text:span text:style-name="T1"/></text:p>
      <text:p text:style-name="P3"><text:span text:style-name="T1">Step 4 : Write content in the newly created file or copy paste content</text:span></text:p>
      <text:p text:style-name="P3"><text:span text:style-name="T1"/></text:p>
      <text:p text:style-name="P3"><text:span text:style-name="T1">Step 5 : Adding and saving file in git</text:span></text:p>
      <text:p text:style-name="P3"><text:span text:style-name="T1"/></text:p>
      <text:p text:style-name="P4"><text:span text:style-name="T1">$ git add filename.extension</text:span></text:p>
      <text:p text:style-name="P4"><text:span text:style-name="T1">$ git commit -m “comment”</text:span></text:p>
      <text:p text:style-name="P4"><text:span text:style-name="T1">$ git status</text:span></text:p>
      <text:p text:style-name="P4"><text:span text:style-name="T1"/></text:p>
      <text:p text:style-name="P3"><text:span text:style-name="T1">Step 6 : upated file in github</text:span></text:p>
      <text:p text:style-name="P3"><text:span text:style-name="T1"/></text:p>
      <text:p text:style-name="P5"><text:span text:style-name="T1">$ git remote add origin </text:span><text:a xlink:type="simple" xlink:href="https://github.com/username/repository_name"><text:span text:style-name="T3">https://github.com/username/repository_name</text:span></text:a></text:p>
      <text:p text:style-name="P5"><text:span text:style-name="T3">$ git push origin master</text:span></text:p>
      <text:p text:style-name="P3"><text:span text:style-name="T1"/></text:p>
      <text:p text:style-name="P4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ser </meta:initial-creator>
    <meta:creation-date>2014-06-16T11:24:17</meta:creation-date>
    <dc:date>2014-06-16T11:43:02</dc:date>
    <dc:creator>cuser </dc:creator>
    <meta:editing-duration>PT2M25S</meta:editing-duration>
    <meta:editing-cycles>1</meta:editing-cycles>
    <meta:document-statistic meta:table-count="0" meta:image-count="0" meta:object-count="0" meta:page-count="1" meta:paragraph-count="21" meta:word-count="128" meta:character-count="711" meta:non-whitespace-character-count="593"/>
    <meta:generator>LibreOffice/3.6$Linux_X86_64 LibreOffice_project/360m1$Build-2</meta:generator>
  </office:meta>
</office:document-meta>
</file>